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TestSuiteLoader.load( String theSuit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TestSuiteLoader.reload( Class th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